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eDeserializer.deserialze( DefaultJSONParser parser , Type clazz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Deserializer.deserialze( DefaultJSONParser parser , Type clazz , Object fieldName , String format , int features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38">
            <text:p text:style-name="Table_20_Contents">1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